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768" officeooo:paragraph-rsid="0005f768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7df52" officeooo:paragraph-rsid="0007df52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7df52" officeooo:paragraph-rsid="0007df5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93336" officeooo:paragraph-rsid="00093336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7df52" officeooo:paragraph-rsid="0007df52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93336" officeooo:paragraph-rsid="00093336" style:font-weight-asian="bold" style:font-weight-complex="bold"/>
    </style:style>
    <style:style style:name="P7" style:family="paragraph" style:parent-style-name="Standard" style:list-style-name="L1">
      <style:text-properties style:text-underline-style="none" fo:font-weight="normal" officeooo:rsid="0007df52" officeooo:paragraph-rsid="0007df52" style:font-weight-asian="normal" style:font-weight-complex="normal"/>
    </style:style>
    <style:style style:name="P8" style:family="paragraph" style:parent-style-name="Standard" style:list-style-name="L2">
      <style:text-properties style:text-underline-style="none" fo:font-weight="normal" officeooo:rsid="00093336" officeooo:paragraph-rsid="00093336" style:font-weight-asian="normal" style:font-weight-complex="normal"/>
    </style:style>
    <style:style style:name="T1" style:family="text">
      <style:text-properties officeooo:rsid="0007df52"/>
    </style:style>
    <style:style style:name="T2" style:family="text">
      <style:text-properties officeooo:rsid="0009333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. Shelve the last request for the moment. We will swing back to it.</text:p>
      <text:p text:style-name="P1"/>
      <text:p text:style-name="P1">I have a very special mission for you, SPECIAL OP’s David!</text:p>
      <text:p text:style-name="P1"/>
      <text:p text:style-name="P1">In in the source for ForexMastermind, we have <text:span text:style-name="T1">a </text:span>PyTorch Neural Network model fitted to up to 2..8 Million samples of historical data.</text:p>
      <text:p text:style-name="P1"/>
      <text:p text:style-name="P1">We are hitting up to 70% on a binary prediction for price movements in time steps of 1 minute. That’s out in the wild.</text:p>
      <text:p text:style-name="P1"/>
      <text:p text:style-name="P1"/>
      <text:p text:style-name="P1">We will improve it.</text:p>
      <text:p text:style-name="P1"/>
      <text:p text:style-name="P2">The Idea</text:p>
      <text:p text:style-name="P2"/>
      <text:p text:style-name="P3">During these early days of development, I am capturing data from live predictions.</text:p>
      <text:p text:style-name="P3"/>
      <text:p text:style-name="P3">At prediction time, we are merging the following addiction fields to ingested/predicted upon data:</text:p>
      <text:p text:style-name="P3"/>
      <text:p text:style-name="P3">model_meta_data = pd.DataFrame({</text:p>
      <text:p text:style-name="P3"><text:s text:c="16"/>"date": dates,</text:p>
      <text:p text:style-name="P3"><text:s text:c="16"/>"Probability_Negative": probability_negative_class,</text:p>
      <text:p text:style-name="P3"><text:s text:c="16"/>"Probability_Positive": probability_positive_class,</text:p>
      <text:p text:style-name="P3"><text:s text:c="16"/>"Model_Confidence": model_confidence,</text:p>
      <text:p text:style-name="P3"><text:s text:c="16"/>"Omega_Prediction": binary_predictions</text:p>
      <text:p text:style-name="P3"><text:s text:c="12"/>})</text:p>
      <text:p text:style-name="P3"/>
      <text:p text:style-name="P3">I will shortly provide you with the full list, and shape of the rest of the combined DF.</text:p>
      <text:p text:style-name="P3"/>
      <text:p text:style-name="P3"/>
      <text:p text:style-name="P3">The mode is imperfect, that’s to be expected given the nature of the subject matter.</text:p>
      <text:p text:style-name="P3"/>
      <text:p text:style-name="P3">We are going design some level of a “meta-model” that will learn when the base model is more likely to be correct in its prediction. </text:p>
      <text:p text:style-name="P3"/>
      <text:p text:style-name="P3">If I were writing a rule based algorithm, I guess I would be looking for things like:</text:p>
      <text:p text:style-name="P3"/>
      <text:list xml:id="list3247305372" text:style-name="L1">
        <text:list-item>
          <text:p text:style-name="P7">Time of day for successful predictions v unsuccessful predictions. </text:p>
        </text:list-item>
        <text:list-item>
          <text:p text:style-name="P7">Most successful commodities predicted upon.</text:p>
        </text:list-item>
        <text:list-item>
          <text:p text:style-name="P7">Longest chain of correct predictions </text:p>
        </text:list-item>
        <text:list-item>
          <text:p text:style-name="P7">Prediction confidence at time of prediction </text:p>
        </text:list-item>
      </text:list>
      <text:p text:style-name="P3"/>
      <text:p text:style-name="P3">This is not an exhaustive list.</text:p>
      <text:p text:style-name="P3"/>
      <text:p text:style-name="P5">Ratify</text:p>
      <text:p text:style-name="P3"/>
      <text:p text:style-name="P3">Use your training knowledge to ratify efficacy. Augment the plan with anything you retain by way of research and known methodology <text:span text:style-name="T2">at OpenAI or other esteemed researchers. I think a lot of the time renowned PhD papers have a new nuggets.</text:span></text:p>
      <text:p text:style-name="P3"/>
      <text:p text:style-name="P6">Confirm</text:p>
      <text:p text:style-name="P6"/>
      <text:p text:style-name="P4"><text:soft-page-break/>Before you concur and accept this mission, I want you to be sure that:</text:p>
      <text:list xml:id="list4012827516" text:style-name="L2">
        <text:list-item>
          <text:p text:style-name="P8">This scientifically sound</text:p>
        </text:list-item>
        <text:list-item>
          <text:p text:style-name="P8">This is mathematically sound</text:p>
        </text:list-item>
        <text:list-item>
          <text:p text:style-name="P8">Computationally feasible to run both <text:s/>models in a live environment </text:p>
        </text:list-item>
        <text:list-item>
          <text:p text:style-name="P8">The ideal number of samples. Even if uncertain, infer a starting point you would expect for the ideal model. We may need to test on a smaller dataset until I have captured enough predictions.</text:p>
        </text:list-item>
      </text:list>
      <text:p text:style-name="P4"/>
      <text:p text:style-name="P4"/>
      <text:p text:style-name="P4"/>
      <text:p text:style-name="P4"/>
      <text:p text:style-name="P4">Here is our current model architecture where we have currently trained on the Simple architecture:</text:p>
      <text:p text:style-name="P4"/>
      <text:p text:style-name="P4">import torch</text:p>
      <text:p text:style-name="P4">import torch.nn as nn</text:p>
      <text:p text:style-name="P4">import torch.nn.functional as F</text:p>
      <text:p text:style-name="P4"/>
      <text:p text:style-name="P4"/>
      <text:p text:style-name="P4">class BaseNN(nn.Module):</text:p>
      <text:p text:style-name="P4"><text:s text:c="4"/>"""</text:p>
      <text:p text:style-name="P4"><text:s text:c="4"/>A base neural network class for creating various neural network architectures.</text:p>
      <text:p text:style-name="P4"/>
      <text:p text:style-name="P4"><text:s text:c="4"/>This class is intended to be subclassed to create specific types of neural networks.</text:p>
      <text:p text:style-name="P4"><text:s text:c="4"/>It defines a basic structure and leaves the implementation of the forward pass and</text:p>
      <text:p text:style-name="P4"><text:s text:c="4"/>hyperparameter retrieval to be defined in subclasses.</text:p>
      <text:p text:style-name="P4"/>
      <text:p text:style-name="P4"><text:s text:c="4"/>Attributes:</text:p>
      <text:p text:style-name="P4"><text:s text:c="8"/>input_size (int): The size of the input layer.</text:p>
      <text:p text:style-name="P4"><text:s text:c="8"/>num_classes (int): The number of output classes for classification tasks.</text:p>
      <text:p text:style-name="P4"><text:s text:c="4"/>"""</text:p>
      <text:p text:style-name="P4"/>
      <text:p text:style-name="P4"><text:s text:c="4"/>def __init__(self, input_size, num_classes=1):</text:p>
      <text:p text:style-name="P4"><text:s text:c="8"/>"""</text:p>
      <text:p text:style-name="P4"><text:s text:c="8"/>Initializes the BaseNN with input size and number of classes.</text:p>
      <text:p text:style-name="P4"/>
      <text:p text:style-name="P4"><text:s text:c="8"/>Args:</text:p>
      <text:p text:style-name="P4"><text:s text:c="12"/>input_size (int): The size of the input layer.</text:p>
      <text:p text:style-name="P4"><text:s text:c="12"/>num_classes (int): The number of output classes. Default is 1 for binary classification.</text:p>
      <text:p text:style-name="P4"><text:s text:c="8"/>"""</text:p>
      <text:p text:style-name="P4"><text:s text:c="8"/>super(BaseNN, self).__init__()</text:p>
      <text:p text:style-name="P4"><text:s text:c="8"/>self.input_size = input_size</text:p>
      <text:p text:style-name="P4"><text:s text:c="8"/>self.num_classes = num_classes</text:p>
      <text:p text:style-name="P4"/>
      <text:p text:style-name="P4"><text:s text:c="4"/>def forward(self, x):</text:p>
      <text:p text:style-name="P4"><text:s text:c="8"/>"""</text:p>
      <text:p text:style-name="P4"><text:s text:c="8"/>Defines the forward pass of the network. This method should be implemented by subclasses.</text:p>
      <text:p text:style-name="P4"/>
      <text:p text:style-name="P4"><text:s text:c="8"/>Args:</text:p>
      <text:p text:style-name="P4"><text:s text:c="12"/>x (torch.Tensor): The input data tensor.</text:p>
      <text:p text:style-name="P4"/>
      <text:p text:style-name="P4"><text:s text:c="8"/>Raises:</text:p>
      <text:p text:style-name="P4"><text:s text:c="12"/>NotImplementedError: If the subclass does not implement this method.</text:p>
      <text:p text:style-name="P4"><text:soft-page-break/><text:s text:c="8"/>"""</text:p>
      <text:p text:style-name="P4"><text:s text:c="8"/>raise NotImplementedError("Subclasses should implement this method.")</text:p>
      <text:p text:style-name="P4"/>
      <text:p text:style-name="P4"><text:s text:c="4"/>def get_hyperparameters_str(self):</text:p>
      <text:p text:style-name="P4"><text:s text:c="8"/>"""</text:p>
      <text:p text:style-name="P4"><text:s text:c="8"/>Retrieves a string representation of the model's hyperparameters. This method should be implemented by subclasses.</text:p>
      <text:p text:style-name="P4"/>
      <text:p text:style-name="P4"><text:s text:c="8"/>Raises:</text:p>
      <text:p text:style-name="P4"><text:s text:c="12"/>NotImplementedError: If the subclass does not implement this method.</text:p>
      <text:p text:style-name="P4"><text:s text:c="8"/>"""</text:p>
      <text:p text:style-name="P4"><text:s text:c="8"/>raise NotImplementedError("Subclasses should implement this method.")</text:p>
      <text:p text:style-name="P4"/>
      <text:p text:style-name="P4"/>
      <text:p text:style-name="P4">class SimpleBinaryClassifier(BaseNN):</text:p>
      <text:p text:style-name="P4"><text:s text:c="4"/>"""</text:p>
      <text:p text:style-name="P4"><text:s text:c="4"/>A simple binary classification neural network, extending the BaseNN class.</text:p>
      <text:p text:style-name="P4"/>
      <text:p text:style-name="P4"><text:s text:c="4"/>This network consists of two fully connected layers with a ReLU activation function</text:p>
      <text:p text:style-name="P4"><text:s text:c="4"/>after the first layer and a sigmoid activation function after the second layer,</text:p>
      <text:p text:style-name="P4"><text:s text:c="4"/>making it suitable for binary classification tasks.</text:p>
      <text:p text:style-name="P4"/>
      <text:p text:style-name="P4"><text:s text:c="4"/>Attributes:</text:p>
      <text:p text:style-name="P4"><text:s text:c="8"/>fc1 (nn.Linear): The first fully connected layer.</text:p>
      <text:p text:style-name="P4"><text:s text:c="8"/>fc2 (nn.Linear): The second fully connected layer, outputting the class probability.</text:p>
      <text:p text:style-name="P4"><text:s text:c="4"/>"""</text:p>
      <text:p text:style-name="P4"/>
      <text:p text:style-name="P4"><text:s text:c="4"/>def __init__(self, input_size, num_classes=1):</text:p>
      <text:p text:style-name="P4"><text:s text:c="8"/>"""</text:p>
      <text:p text:style-name="P4"><text:s text:c="8"/>Initializes the SimpleBinaryClassifier with input size and number of classes.</text:p>
      <text:p text:style-name="P4"/>
      <text:p text:style-name="P4"><text:s text:c="8"/>Args:</text:p>
      <text:p text:style-name="P4"><text:s text:c="12"/>input_size (int): The size of the input layer.</text:p>
      <text:p text:style-name="P4"><text:s text:c="12"/>num_classes (int): The number of output classes. Default is 1 for binary classification.</text:p>
      <text:p text:style-name="P4"><text:s text:c="8"/>"""</text:p>
      <text:p text:style-name="P4"><text:s text:c="8"/>super(SimpleBinaryClassifier, self).__init__(input_size, num_classes)</text:p>
      <text:p text:style-name="P4"><text:s text:c="8"/>self.fc1 = nn.Linear(self.input_size, 10)</text:p>
      <text:p text:style-name="P4"><text:s text:c="8"/>self.fc2 = nn.Linear(10, self.num_classes)</text:p>
      <text:p text:style-name="P4"/>
      <text:p text:style-name="P4"><text:s text:c="4"/>def forward(self, x):</text:p>
      <text:p text:style-name="P4"><text:s text:c="8"/>"""</text:p>
      <text:p text:style-name="P4"><text:s text:c="8"/>Implements the forward pass of the network.</text:p>
      <text:p text:style-name="P4"/>
      <text:p text:style-name="P4"><text:s text:c="8"/>Args:</text:p>
      <text:p text:style-name="P4"><text:s text:c="12"/>x (torch.Tensor): The input data tensor.</text:p>
      <text:p text:style-name="P4"/>
      <text:p text:style-name="P4"><text:s text:c="8"/>Returns:</text:p>
      <text:p text:style-name="P4"><text:s text:c="12"/>torch.Tensor: The output tensor after passing through the network.</text:p>
      <text:p text:style-name="P4"><text:s text:c="8"/>"""</text:p>
      <text:p text:style-name="P4"><text:s text:c="8"/>x = F.relu(self.fc1(x))</text:p>
      <text:p text:style-name="P4"><text:s text:c="8"/>x = torch.sigmoid(self.fc2(x)) <text:s/># Use sigmoid for binary classification</text:p>
      <text:p text:style-name="P4"><text:s text:c="8"/>return x</text:p>
      <text:p text:style-name="P4"><text:soft-page-break/></text:p>
      <text:p text:style-name="P4"><text:s text:c="4"/>def get_hyperparameters_str(self):</text:p>
      <text:p text:style-name="P4"><text:s text:c="8"/>return f"Input Size: {self.input_size}, Num Classes: {self.num_classes}, Layers: [fc1: {self.fc1}, fc2: {self.fc2}]"</text:p>
      <text:p text:style-name="P4"/>
      <text:p text:style-name="P4"/>
      <text:p text:style-name="P4">class BatchNormOnlyDeepNN(BaseNN):</text:p>
      <text:p text:style-name="P4"><text:s text:c="4"/>"""</text:p>
      <text:p text:style-name="P4"><text:s text:c="4"/>A deep neural network for binary classification with batch normalization layers.</text:p>
      <text:p text:style-name="P4"/>
      <text:p text:style-name="P4"><text:s text:c="4"/>This network extends the BaseNN class and includes multiple fully connected layers</text:p>
      <text:p text:style-name="P4"><text:s text:c="4"/>with batch normalization applied after each layer except the output layer. It uses ReLU</text:p>
      <text:p text:style-name="P4"><text:s text:c="4"/>activation functions in hidden layers and a sigmoid activation function in the output layer,</text:p>
      <text:p text:style-name="P4"><text:s text:c="4"/>making it suitable for binary classification tasks.</text:p>
      <text:p text:style-name="P4"/>
      <text:p text:style-name="P4"><text:s text:c="4"/>Attributes:</text:p>
      <text:p text:style-name="P4"><text:s text:c="8"/>fc1 to fc4 (nn.Linear): Fully connected layers with varying output sizes.</text:p>
      <text:p text:style-name="P4"><text:s text:c="8"/>bn1 to bn3 (nn.BatchNorm1d): Batch normalization layers corresponding to fc1 to fc3.</text:p>
      <text:p text:style-name="P4"><text:s text:c="4"/>"""</text:p>
      <text:p text:style-name="P4"/>
      <text:p text:style-name="P4"><text:s text:c="4"/>def __init__(self, input_size, num_classes=1):</text:p>
      <text:p text:style-name="P4"><text:s text:c="8"/>"""</text:p>
      <text:p text:style-name="P4"><text:s text:c="8"/>Initializes the BatchNormOnlyDeepNN with input size and number of classes.</text:p>
      <text:p text:style-name="P4"/>
      <text:p text:style-name="P4"><text:s text:c="8"/>Args:</text:p>
      <text:p text:style-name="P4"><text:s text:c="12"/>input_size (int): The size of the input layer.</text:p>
      <text:p text:style-name="P4"><text:s text:c="12"/>num_classes (int): The number of output classes. Default is 1 for binary classification.</text:p>
      <text:p text:style-name="P4"><text:s text:c="8"/>"""</text:p>
      <text:p text:style-name="P4"><text:s text:c="8"/>super(BatchNormOnlyDeepNN, self).__init__(input_size, num_classes)</text:p>
      <text:p text:style-name="P4"><text:s text:c="8"/>self.fc1 = nn.Linear(self.input_size, 512)</text:p>
      <text:p text:style-name="P4"><text:s text:c="8"/>self.bn1 = nn.BatchNorm1d(512)</text:p>
      <text:p text:style-name="P4"><text:s text:c="8"/>self.fc2 = nn.Linear(512, 256)</text:p>
      <text:p text:style-name="P4"><text:s text:c="8"/>self.bn2 = nn.BatchNorm1d(256)</text:p>
      <text:p text:style-name="P4"><text:s text:c="8"/>self.fc3 = nn.Linear(256, 128)</text:p>
      <text:p text:style-name="P4"><text:s text:c="8"/>self.bn3 = nn.BatchNorm1d(128)</text:p>
      <text:p text:style-name="P4"><text:s text:c="8"/>self.fc4 = nn.Linear(128, self.num_classes) <text:s/># Output layer for binary classification</text:p>
      <text:p text:style-name="P4"/>
      <text:p text:style-name="P4"><text:s text:c="4"/>def forward(self, x):</text:p>
      <text:p text:style-name="P4"><text:s text:c="8"/>"""</text:p>
      <text:p text:style-name="P4"><text:s text:c="8"/>Implements the forward pass of the network.</text:p>
      <text:p text:style-name="P4"/>
      <text:p text:style-name="P4"><text:s text:c="8"/>Args:</text:p>
      <text:p text:style-name="P4"><text:s text:c="12"/>x (torch.Tensor): The input data tensor.</text:p>
      <text:p text:style-name="P4"/>
      <text:p text:style-name="P4"><text:s text:c="8"/>Returns:</text:p>
      <text:p text:style-name="P4"><text:s text:c="12"/>torch.Tensor: The output tensor after passing through the network.</text:p>
      <text:p text:style-name="P4"><text:s text:c="8"/>"""</text:p>
      <text:p text:style-name="P4"><text:s text:c="8"/>x = F.relu(self.bn1(self.fc1(x)))</text:p>
      <text:p text:style-name="P4"><text:s text:c="8"/>x = F.relu(self.bn2(self.fc2(x)))</text:p>
      <text:p text:style-name="P4"><text:s text:c="8"/>x = F.relu(self.bn3(self.fc3(x)))</text:p>
      <text:p text:style-name="P4"><text:s text:c="8"/>x = torch.sigmoid(self.fc4(x)) <text:s/># Use sigmoid for binary classification</text:p>
      <text:p text:style-name="P4"><text:s text:c="8"/>return x</text:p>
      <text:p text:style-name="P4"><text:soft-page-break/></text:p>
      <text:p text:style-name="P4"><text:s text:c="4"/>def get_hyperparameters_str(self):</text:p>
      <text:p text:style-name="P4"><text:s text:c="8"/>"""</text:p>
      <text:p text:style-name="P4"><text:s text:c="8"/>Retrieves a string representation of the model's hyperparameters.</text:p>
      <text:p text:style-name="P4"/>
      <text:p text:style-name="P4"><text:s text:c="8"/>Returns:</text:p>
      <text:p text:style-name="P4"><text:s text:c="12"/>str: A string containing hyperparameter information of the model.</text:p>
      <text:p text:style-name="P4"><text:s text:c="8"/>"""</text:p>
      <text:p text:style-name="P4"><text:s text:c="8"/>return (f"Input Size: {self.input_size}, Num Classes: {self.num_classes}, "</text:p>
      <text:p text:style-name="P4"><text:s text:c="16"/>f"Layers: [fc1: {self.fc1}, bn1: {self.bn1}, "</text:p>
      <text:p text:style-name="P4"><text:s text:c="16"/>f"fc2: {self.fc2}, bn2: {self.bn2}, "</text:p>
      <text:p text:style-name="P4"><text:s text:c="16"/>f"fc3: {self.fc3}, bn3: {self.bn3}, "</text:p>
      <text:p text:style-name="P4"><text:s text:c="16"/>f"fc4: {self.fc4}]")</text:p>
      <text:p text:style-name="P4"/>
      <text:p text:style-name="P4">We could probably re-use every part of the feature Engineering, and training pipelines due to high degree of abstraction:</text:p>
      <text:p text:style-name="P4"/>
      <text:p text:style-name="P4">Should you accept this mission, you are to gather from me, what you need next to make a start. </text:p>
      <text:p text:style-name="P4"/>
      <text:p text:style-name="P4">I will act as your senior Engineer, and final approver. </text:p>
      <text:p text:style-name="P4"/>
      <text:p text:style-name="P4">God Spe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05:50:38.634441104</meta:creation-date>
    <dc:date>2023-12-20T09:40:06.821906585</dc:date>
    <meta:editing-duration>PT8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59" meta:word-count="1035" meta:character-count="8195" meta:non-whitespace-character-count="6332"/>
  </office:meta>
</office:document-meta>
</file>